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3.03pt" svg:height="169.09pt" svg:x="36.4pt" svg:y="211.52pt">
            <draw:object draw:notify-on-update-of-ranges="Sheet1.B10:Sheet1.B10 Sheet1.B11:Sheet1.B15 Sheet1.C10:Sheet1.C10 Sheet1.C11:Sheet1.C15 Sheet1.D10:Sheet1.D10 Sheet1.D11:Sheet1.D15 Sheet1.E10:Sheet1.E10 Sheet1.E11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2.37pt" svg:height="179.18pt" svg:x="294.97pt" svg:y="210.22pt">
            <draw:object draw:notify-on-update-of-ranges="Sheet1.B10:Sheet1.B10 Sheet1.B11:Sheet1.B15 Sheet1.F10:Sheet1.F10 Sheet1.F11:Sheet1.F15 Sheet1.G10:Sheet1.G10 Sheet1.G11:Sheet1.G15 Sheet1.H10:Sheet1.H10 Sheet1.H11:Sheet1.H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1.43pt" svg:height="174.47pt" svg:x="513.69pt" svg:y="214.21pt">
            <draw:object draw:notify-on-update-of-ranges="Sheet1.I10:Sheet1.I10 Sheet1.I11:Sheet1.I15 Sheet1.J10:Sheet1.J10 Sheet1.J11:Sheet1.J15 Sheet1.K10:Sheet1.K10 Sheet1.K11:Sheet1.K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4.7pt" svg:height="170.42pt" svg:x="728.73pt" svg:y="214.89pt">
            <draw:object draw:notify-on-update-of-ranges="Sheet1.L10:Sheet1.L10 Sheet1.L11:Sheet1.L15 Sheet1.M10:Sheet1.M10 Sheet1.M11:Sheet1.M15 Sheet1.N10:Sheet1.N10 Sheet1.N11:Sheet1.N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4"/>
          <table:table-cell office:value-type="string" calcext:value-type="string">
            <text:p>METIS</text:p>
          </table:table-cell>
          <table:table-cell table:number-columns-repeated="2"/>
          <table:table-cell office:value-type="string" calcext:value-type="string">
            <text:p>SCOTCH</text:p>
          </table:table-cell>
          <table:table-cell table:number-columns-repeated="2"/>
          <table:table-cell office:value-type="string" calcext:value-type="string">
            <text:p>MMD</text:p>
          </table:table-cell>
          <table:table-cell table:number-columns-repeated="2"/>
          <table:table-cell office:value-type="string" calcext:value-type="string">
            <text:p>AMD</text:p>
          </table:table-cell>
        </table:table-row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</table:table-row>
        <table:table-row table:style-name="ro1">
          <table:table-cell/>
          <table:table-cell office:value-type="string" calcext:value-type="string">
            <text:p>boneS10</text:p>
          </table:table-cell>
          <table:table-cell office:value-type="float" office:value="2006506" calcext:value-type="float">
            <text:p>2006506</text:p>
          </table:table-cell>
          <table:table-cell office:value-type="float" office:value="1311239" calcext:value-type="float">
            <text:p>1311239</text:p>
          </table:table-cell>
          <table:table-cell office:value-type="float" office:value="946214" calcext:value-type="float">
            <text:p>946214</text:p>
          </table:table-cell>
          <table:table-cell office:value-type="float" office:value="976628" calcext:value-type="float">
            <text:p>976628</text:p>
          </table:table-cell>
          <table:table-cell table:style-name="ce1" office:value-type="float" office:value="1014255" calcext:value-type="float">
            <text:p>1014255</text:p>
          </table:table-cell>
          <table:table-cell office:value-type="float" office:value="854184" calcext:value-type="float">
            <text:p>854184</text:p>
          </table:table-cell>
          <table:table-cell office:value-type="float" office:value="1352071" calcext:value-type="float">
            <text:p>1352071</text:p>
          </table:table-cell>
          <table:table-cell office:value-type="float" office:value="1246035" calcext:value-type="float">
            <text:p>1246035</text:p>
          </table:table-cell>
          <table:table-cell office:value-type="float" office:value="950245" calcext:value-type="float">
            <text:p>950245</text:p>
          </table:table-cell>
          <table:table-cell office:value-type="float" office:value="1660629" calcext:value-type="float">
            <text:p>1660629</text:p>
          </table:table-cell>
          <table:table-cell office:value-type="float" office:value="1299518" calcext:value-type="float">
            <text:p>1299518</text:p>
          </table:table-cell>
          <table:table-cell office:value-type="float" office:value="948042" calcext:value-type="float">
            <text:p>948042</text:p>
          </table:table-cell>
        </table:table-row>
        <table:table-row table:style-name="ro1">
          <table:table-cell/>
          <table:table-cell office:value-type="string" calcext:value-type="string">
            <text:p>af_shell7</text:p>
          </table:table-cell>
          <table:table-cell office:value-type="float" office:value="512848" calcext:value-type="float">
            <text:p>512848</text:p>
          </table:table-cell>
          <table:table-cell office:value-type="float" office:value="374426" calcext:value-type="float">
            <text:p>374426</text:p>
          </table:table-cell>
          <table:table-cell office:value-type="float" office:value="314520" calcext:value-type="float">
            <text:p>314520</text:p>
          </table:table-cell>
          <table:table-cell office:value-type="float" office:value="323319" calcext:value-type="float">
            <text:p>323319</text:p>
          </table:table-cell>
          <table:table-cell office:value-type="float" office:value="363160" calcext:value-type="float">
            <text:p>363160</text:p>
          </table:table-cell>
          <table:table-cell office:value-type="float" office:value="337279" calcext:value-type="float">
            <text:p>337279</text:p>
          </table:table-cell>
          <table:table-cell office:value-type="float" office:value="364774" calcext:value-type="float">
            <text:p>364774</text:p>
          </table:table-cell>
          <table:table-cell office:value-type="float" office:value="314304" calcext:value-type="float">
            <text:p>314304</text:p>
          </table:table-cell>
          <table:table-cell office:value-type="float" office:value="280388" calcext:value-type="float">
            <text:p>280388</text:p>
          </table:table-cell>
          <table:table-cell office:value-type="float" office:value="393739" calcext:value-type="float">
            <text:p>393739</text:p>
          </table:table-cell>
          <table:table-cell office:value-type="float" office:value="317027" calcext:value-type="float">
            <text:p>317027</text:p>
          </table:table-cell>
          <table:table-cell office:value-type="float" office:value="267896" calcext:value-type="float">
            <text:p>267896</text:p>
          </table:table-cell>
        </table:table-row>
        <table:table-row table:style-name="ro1">
          <table:table-cell/>
          <table:table-cell office:value-type="string" calcext:value-type="string">
            <text:p>Audikw_1</text:p>
          </table:table-cell>
          <table:table-cell office:value-type="float" office:value="3921109" calcext:value-type="float">
            <text:p>3921109</text:p>
          </table:table-cell>
          <table:table-cell office:value-type="float" office:value="2615964" calcext:value-type="float">
            <text:p>2615964</text:p>
          </table:table-cell>
          <table:table-cell office:value-type="float" office:value="1507712" calcext:value-type="float">
            <text:p>1507712</text:p>
          </table:table-cell>
          <table:table-cell office:value-type="float" office:value="2330295" calcext:value-type="float">
            <text:p>2330295</text:p>
          </table:table-cell>
          <table:table-cell office:value-type="float" office:value="2326139" calcext:value-type="float">
            <text:p>2326139</text:p>
          </table:table-cell>
          <table:table-cell office:value-type="float" office:value="1545903" calcext:value-type="float">
            <text:p>1545903</text:p>
          </table:table-cell>
          <table:table-cell office:value-type="float" office:value="2475095" calcext:value-type="float">
            <text:p>2475095</text:p>
          </table:table-cell>
          <table:table-cell office:value-type="float" office:value="2050070" calcext:value-type="float">
            <text:p>2050070</text:p>
          </table:table-cell>
          <table:table-cell office:value-type="float" office:value="1330677" calcext:value-type="float">
            <text:p>1330677</text:p>
          </table:table-cell>
          <table:table-cell office:value-type="float" office:value="3139180" calcext:value-type="float">
            <text:p>3139180</text:p>
          </table:table-cell>
          <table:table-cell office:value-type="float" office:value="2138185" calcext:value-type="float">
            <text:p>2138185</text:p>
          </table:table-cell>
          <table:table-cell office:value-type="float" office:value="1352120" calcext:value-type="float">
            <text:p>1352120</text:p>
          </table:table-cell>
        </table:table-row>
        <table:table-row table:style-name="ro1">
          <table:table-cell/>
          <table:table-cell office:value-type="string" calcext:value-type="string">
            <text:p>Nasa_2146</text:p>
          </table:table-cell>
          <table:table-cell office:value-type="float" office:value="2088" calcext:value-type="float">
            <text:p>2088</text:p>
          </table:table-cell>
          <table:table-cell office:value-type="float" office:value="1676" calcext:value-type="float">
            <text:p>1676</text:p>
          </table:table-cell>
          <table:table-cell office:value-type="float" office:value="1365" calcext:value-type="float">
            <text:p>1365</text:p>
          </table:table-cell>
          <table:table-cell office:value-type="float" office:value="1320" calcext:value-type="float">
            <text:p>1320</text:p>
          </table:table-cell>
          <table:table-cell office:value-type="float" office:value="1521" calcext:value-type="float">
            <text:p>1521</text:p>
          </table:table-cell>
          <table:table-cell office:value-type="float" office:value="1441" calcext:value-type="float">
            <text:p>1441</text:p>
          </table:table-cell>
          <table:table-cell office:value-type="float" office:value="1521" calcext:value-type="float">
            <text:p>1521</text:p>
          </table:table-cell>
          <table:table-cell office:value-type="float" office:value="1583" calcext:value-type="float">
            <text:p>1583</text:p>
          </table:table-cell>
          <table:table-cell office:value-type="float" office:value="1334" calcext:value-type="float">
            <text:p>1334</text:p>
          </table:table-cell>
          <table:table-cell office:value-type="float" office:value="1639" calcext:value-type="float">
            <text:p>1639</text:p>
          </table:table-cell>
          <table:table-cell office:value-type="float" office:value="1649" calcext:value-type="float">
            <text:p>164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string" calcext:value-type="string">
            <text:p>msc23052</text:p>
          </table:table-cell>
          <table:table-cell office:value-type="float" office:value="20260" calcext:value-type="float">
            <text:p>20260</text:p>
          </table:table-cell>
          <table:table-cell office:value-type="float" office:value="15726" calcext:value-type="float">
            <text:p>15726</text:p>
          </table:table-cell>
          <table:table-cell office:value-type="float" office:value="13842" calcext:value-type="float">
            <text:p>13842</text:p>
          </table:table-cell>
          <table:table-cell office:value-type="float" office:value="14658" calcext:value-type="float">
            <text:p>14658</text:p>
          </table:table-cell>
          <table:table-cell office:value-type="float" office:value="14804" calcext:value-type="float">
            <text:p>14804</text:p>
          </table:table-cell>
          <table:table-cell office:value-type="float" office:value="13510" calcext:value-type="float">
            <text:p>13510</text:p>
          </table:table-cell>
          <table:table-cell office:value-type="float" office:value="17696" calcext:value-type="float">
            <text:p>17696</text:p>
          </table:table-cell>
          <table:table-cell office:value-type="float" office:value="14831" calcext:value-type="float">
            <text:p>14831</text:p>
          </table:table-cell>
          <table:table-cell office:value-type="float" office:value="12842" calcext:value-type="float">
            <text:p>12842</text:p>
          </table:table-cell>
          <table:table-cell office:value-type="float" office:value="18963" calcext:value-type="float">
            <text:p>18963</text:p>
          </table:table-cell>
          <table:table-cell office:value-type="float" office:value="15130" calcext:value-type="float">
            <text:p>15130</text:p>
          </table:table-cell>
          <table:table-cell office:value-type="float" office:value="12421" calcext:value-type="float">
            <text:p>124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#block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tsp</text:p>
          </table:table-cell>
        </table:table-row>
        <table:table-row table:style-name="ro1">
          <table:table-cell/>
          <table:table-cell office:value-type="string" calcext:value-type="string">
            <text:p>boneS10</text:p>
          </table:table-cell>
          <table:table-cell table:formula="of:=[.C3]/[.C3]" office:value-type="float" office:value="1" calcext:value-type="float">
            <text:p>1</text:p>
          </table:table-cell>
          <table:table-cell table:formula="of:=[.D3]/[.C3]" office:value-type="float" office:value="0.653493685042557" calcext:value-type="float">
            <text:p>0.653493685</text:p>
          </table:table-cell>
          <table:table-cell table:formula="of:=[.E3]/[.C3]" office:value-type="float" office:value="0.471572973118446" calcext:value-type="float">
            <text:p>0.4715729731</text:p>
          </table:table-cell>
          <table:table-cell table:formula="of:=[.F3]/[.F3]" office:value-type="float" office:value="1" calcext:value-type="float">
            <text:p>1</text:p>
          </table:table-cell>
          <table:table-cell table:formula="of:=[.G3]/[.F3]" office:value-type="float" office:value="1.03852746388594" calcext:value-type="float">
            <text:p>1.0385274639</text:p>
          </table:table-cell>
          <table:table-cell table:formula="of:=[.H3]/[.F3]" office:value-type="float" office:value="0.874625753101488" calcext:value-type="float">
            <text:p>0.8746257531</text:p>
          </table:table-cell>
          <table:table-cell table:formula="of:=[.I3]/[.I3]" office:value-type="float" office:value="1" calcext:value-type="float">
            <text:p>1</text:p>
          </table:table-cell>
          <table:table-cell table:formula="of:=[.J3]/[.I3]" office:value-type="float" office:value="0.921575124383261" calcext:value-type="float">
            <text:p>0.9215751244</text:p>
          </table:table-cell>
          <table:table-cell table:formula="of:=[.K3]/[.I3]" office:value-type="float" office:value="0.702807027145764" calcext:value-type="float">
            <text:p>0.7028070271</text:p>
          </table:table-cell>
          <table:table-cell table:formula="of:=[.L3]/[.L3]" office:value-type="float" office:value="1" calcext:value-type="float">
            <text:p>1</text:p>
          </table:table-cell>
          <table:table-cell table:formula="of:=[.M3]/[.L3]" office:value-type="float" office:value="0.782545649871224" calcext:value-type="float">
            <text:p>0.7825456499</text:p>
          </table:table-cell>
          <table:table-cell table:formula="of:=[.N3]/[.L3]" office:value-type="float" office:value="0.570893318134273" calcext:value-type="float">
            <text:p>0.5708933181</text:p>
          </table:table-cell>
        </table:table-row>
        <table:table-row table:style-name="ro1">
          <table:table-cell/>
          <table:table-cell office:value-type="string" calcext:value-type="string">
            <text:p>af_shell7</text:p>
          </table:table-cell>
          <table:table-cell table:formula="of:=[.C4]/[.C4]" office:value-type="float" office:value="1" calcext:value-type="float">
            <text:p>1</text:p>
          </table:table-cell>
          <table:table-cell table:formula="of:=[.D4]/[.C4]" office:value-type="float" office:value="0.730091567092004" calcext:value-type="float">
            <text:p>0.7300915671</text:p>
          </table:table-cell>
          <table:table-cell table:formula="of:=[.E4]/[.C4]" office:value-type="float" office:value="0.613281128131532" calcext:value-type="float">
            <text:p>0.6132811281</text:p>
          </table:table-cell>
          <table:table-cell table:formula="of:=[.F4]/[.F4]" office:value-type="float" office:value="1" calcext:value-type="float">
            <text:p>1</text:p>
          </table:table-cell>
          <table:table-cell table:formula="of:=[.G4]/[.F4]" office:value-type="float" office:value="1.12322505018264" calcext:value-type="float">
            <text:p>1.1232250502</text:p>
          </table:table-cell>
          <table:table-cell table:formula="of:=[.H4]/[.F4]" office:value-type="float" office:value="1.04317717177153" calcext:value-type="float">
            <text:p>1.0431771718</text:p>
          </table:table-cell>
          <table:table-cell table:formula="of:=[.I4]/[.I4]" office:value-type="float" office:value="1" calcext:value-type="float">
            <text:p>1</text:p>
          </table:table-cell>
          <table:table-cell table:formula="of:=[.J4]/[.I4]" office:value-type="float" office:value="0.86164035813956" calcext:value-type="float">
            <text:p>0.8616403581</text:p>
          </table:table-cell>
          <table:table-cell table:formula="of:=[.K4]/[.I4]" office:value-type="float" office:value="0.768662240181592" calcext:value-type="float">
            <text:p>0.7686622402</text:p>
          </table:table-cell>
          <table:table-cell table:formula="of:=[.L4]/[.L4]" office:value-type="float" office:value="1" calcext:value-type="float">
            <text:p>1</text:p>
          </table:table-cell>
          <table:table-cell table:formula="of:=[.M4]/[.L4]" office:value-type="float" office:value="0.805170430158049" calcext:value-type="float">
            <text:p>0.8051704302</text:p>
          </table:table-cell>
          <table:table-cell table:formula="of:=[.N4]/[.L4]" office:value-type="float" office:value="0.680389801365879" calcext:value-type="float">
            <text:p>0.6803898014</text:p>
          </table:table-cell>
        </table:table-row>
        <table:table-row table:style-name="ro1">
          <table:table-cell/>
          <table:table-cell office:value-type="string" calcext:value-type="string">
            <text:p>Audikw_1</text:p>
          </table:table-cell>
          <table:table-cell table:formula="of:=[.C5]/[.C5]" office:value-type="float" office:value="1" calcext:value-type="float">
            <text:p>1</text:p>
          </table:table-cell>
          <table:table-cell table:formula="of:=[.D5]/[.C5]" office:value-type="float" office:value="0.667149013200092" calcext:value-type="float">
            <text:p>0.6671490132</text:p>
          </table:table-cell>
          <table:table-cell table:formula="of:=[.E5]/[.C5]" office:value-type="float" office:value="0.384511626685206" calcext:value-type="float">
            <text:p>0.3845116267</text:p>
          </table:table-cell>
          <table:table-cell table:formula="of:=[.F5]/[.F5]" office:value-type="float" office:value="1" calcext:value-type="float">
            <text:p>1</text:p>
          </table:table-cell>
          <table:table-cell table:formula="of:=[.G5]/[.F5]" office:value-type="float" office:value="0.998216534816407" calcext:value-type="float">
            <text:p>0.9982165348</text:p>
          </table:table-cell>
          <table:table-cell table:formula="of:=[.H5]/[.F5]" office:value-type="float" office:value="0.663393690498413" calcext:value-type="float">
            <text:p>0.6633936905</text:p>
          </table:table-cell>
          <table:table-cell table:formula="of:=[.I5]/[.I5]" office:value-type="float" office:value="1" calcext:value-type="float">
            <text:p>1</text:p>
          </table:table-cell>
          <table:table-cell table:formula="of:=[.J5]/[.I5]" office:value-type="float" office:value="0.82827931857161" calcext:value-type="float">
            <text:p>0.8282793186</text:p>
          </table:table-cell>
          <table:table-cell table:formula="of:=[.K5]/[.I5]" office:value-type="float" office:value="0.537626636553344" calcext:value-type="float">
            <text:p>0.5376266366</text:p>
          </table:table-cell>
          <table:table-cell table:formula="of:=[.L5]/[.L5]" office:value-type="float" office:value="1" calcext:value-type="float">
            <text:p>1</text:p>
          </table:table-cell>
          <table:table-cell table:formula="of:=[.M5]/[.L5]" office:value-type="float" office:value="0.681128511267274" calcext:value-type="float">
            <text:p>0.6811285113</text:p>
          </table:table-cell>
          <table:table-cell table:formula="of:=[.N5]/[.L5]" office:value-type="float" office:value="0.430723947018011" calcext:value-type="float">
            <text:p>0.430723947</text:p>
          </table:table-cell>
        </table:table-row>
        <table:table-row table:style-name="ro1">
          <table:table-cell/>
          <table:table-cell office:value-type="string" calcext:value-type="string">
            <text:p>Nasa_2146</text:p>
          </table:table-cell>
          <table:table-cell table:formula="of:=[.C6]/[.C6]" office:value-type="float" office:value="1" calcext:value-type="float">
            <text:p>1</text:p>
          </table:table-cell>
          <table:table-cell table:formula="of:=[.D6]/[.C6]" office:value-type="float" office:value="0.802681992337165" calcext:value-type="float">
            <text:p>0.8026819923</text:p>
          </table:table-cell>
          <table:table-cell table:formula="of:=[.E6]/[.C6]" office:value-type="float" office:value="0.653735632183908" calcext:value-type="float">
            <text:p>0.6537356322</text:p>
          </table:table-cell>
          <table:table-cell table:formula="of:=[.F6]/[.F6]" office:value-type="float" office:value="1" calcext:value-type="float">
            <text:p>1</text:p>
          </table:table-cell>
          <table:table-cell table:formula="of:=[.G6]/[.F6]" office:value-type="float" office:value="1.15227272727273" calcext:value-type="float">
            <text:p>1.1522727273</text:p>
          </table:table-cell>
          <table:table-cell table:formula="of:=[.H6]/[.F6]" office:value-type="float" office:value="1.09166666666667" calcext:value-type="float">
            <text:p>1.0916666667</text:p>
          </table:table-cell>
          <table:table-cell table:formula="of:=[.I6]/[.I6]" office:value-type="float" office:value="1" calcext:value-type="float">
            <text:p>1</text:p>
          </table:table-cell>
          <table:table-cell table:formula="of:=[.J6]/[.I6]" office:value-type="float" office:value="1.04076265614727" calcext:value-type="float">
            <text:p>1.0407626561</text:p>
          </table:table-cell>
          <table:table-cell table:formula="of:=[.K6]/[.I6]" office:value-type="float" office:value="0.877054569362262" calcext:value-type="float">
            <text:p>0.8770545694</text:p>
          </table:table-cell>
          <table:table-cell table:formula="of:=[.L6]/[.L6]" office:value-type="float" office:value="1" calcext:value-type="float">
            <text:p>1</text:p>
          </table:table-cell>
          <table:table-cell table:formula="of:=[.M6]/[.L6]" office:value-type="float" office:value="1.00610128126907" calcext:value-type="float">
            <text:p>1.0061012813</text:p>
          </table:table-cell>
          <table:table-cell table:formula="of:=[.N6]/[.L6]" office:value-type="float" office:value="0.827943868212325" calcext:value-type="float">
            <text:p>0.8279438682</text:p>
          </table:table-cell>
        </table:table-row>
        <table:table-row table:style-name="ro1">
          <table:table-cell/>
          <table:table-cell office:value-type="string" calcext:value-type="string">
            <text:p>msc23052</text:p>
          </table:table-cell>
          <table:table-cell table:formula="of:=[.C7]/[.C7]" office:value-type="float" office:value="1" calcext:value-type="float">
            <text:p>1</text:p>
          </table:table-cell>
          <table:table-cell table:formula="of:=[.D7]/[.C7]" office:value-type="float" office:value="0.776209279368213" calcext:value-type="float">
            <text:p>0.7762092794</text:p>
          </table:table-cell>
          <table:table-cell table:formula="of:=[.E7]/[.C7]" office:value-type="float" office:value="0.683218163869694" calcext:value-type="float">
            <text:p>0.6832181639</text:p>
          </table:table-cell>
          <table:table-cell table:formula="of:=[.F7]/[.F7]" office:value-type="float" office:value="1" calcext:value-type="float">
            <text:p>1</text:p>
          </table:table-cell>
          <table:table-cell table:formula="of:=[.G7]/[.F7]" office:value-type="float" office:value="1.00996043116387" calcext:value-type="float">
            <text:p>1.0099604312</text:p>
          </table:table-cell>
          <table:table-cell table:formula="of:=[.H7]/[.F7]" office:value-type="float" office:value="0.921680993314231" calcext:value-type="float">
            <text:p>0.9216809933</text:p>
          </table:table-cell>
          <table:table-cell table:formula="of:=[.I7]/[.I7]" office:value-type="float" office:value="1" calcext:value-type="float">
            <text:p>1</text:p>
          </table:table-cell>
          <table:table-cell table:formula="of:=[.J7]/[.I7]" office:value-type="float" office:value="0.838099005424955" calcext:value-type="float">
            <text:p>0.8380990054</text:p>
          </table:table-cell>
          <table:table-cell table:formula="of:=[.K7]/[.I7]" office:value-type="float" office:value="0.725700723327306" calcext:value-type="float">
            <text:p>0.7257007233</text:p>
          </table:table-cell>
          <table:table-cell table:formula="of:=[.L7]/[.L7]" office:value-type="float" office:value="1" calcext:value-type="float">
            <text:p>1</text:p>
          </table:table-cell>
          <table:table-cell table:formula="of:=[.M7]/[.L7]" office:value-type="float" office:value="0.797869535411064" calcext:value-type="float">
            <text:p>0.7978695354</text:p>
          </table:table-cell>
          <table:table-cell table:formula="of:=[.N7]/[.L7]" office:value-type="float" office:value="0.655012392553921" calcext:value-type="float">
            <text:p>0.6550123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1:01:02.9855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09:29:40.303663723</meta:creation-date>
    <dc:date>2015-10-31T11:32:12.096507000</dc:date>
    <meta:editing-duration>P2DT10H16M17S</meta:editing-duration>
    <meta:editing-cycles>3</meta:editing-cycles>
    <meta:generator>LibreOffice/4.4.4.3$MacOSX_X86_64 LibreOffice_project/2c39ebcf046445232b798108aa8a7e7d89552ea8</meta:generator>
    <meta:document-statistic meta:table-count="1" meta:cell-count="1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33cm" svg:height="5.966cm" xlink:href=".." xlink:type="simple" chart:class="chart:bar" chart:style-name="ch1">
        <chart:legend chart:legend-position="end" svg:x="7.687cm" svg:y="2.208cm" style:legend-expansion="high" chart:style-name="ch2"/>
        <chart:plot-area chart:style-name="ch3" table:cell-range-address="Sheet1.B10:Sheet1.E15" chart:data-source-has-labels="both" svg:x="0.192cm" svg:y="0.119cm" svg:width="7.303cm" svg:height="5.728cm">
          <chartooo:coordinate-region svg:x="0.915cm" svg:y="0.312cm" svg:width="6.427cm" svg:height="4.52cm"/>
          <chart:axis chart:dimension="x" chart:name="primary-x" chart:style-name="ch4" chartooo:axis-type="auto">
            <chartooo:date-scale/>
            <chart:categories table:cell-range-address="Sheet1.B11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1:Sheet1.C15" chart:label-cell-address="Sheet1.C10:Sheet1.C10" chart:class="chart:bar">
            <chart:data-point chart:repeated="5"/>
          </chart:series>
          <chart:series chart:style-name="ch8" chart:values-cell-range-address="Sheet1.D11:Sheet1.D15" chart:label-cell-address="Sheet1.D10:Sheet1.D10" chart:class="chart:bar">
            <chart:data-point chart:repeated="5"/>
          </chart:series>
          <chart:series chart:style-name="ch9" chart:values-cell-range-address="Sheet1.E11:Sheet1.E15" chart:label-cell-address="Sheet1.E10:Sheet1.E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blocks</text:p>
                <draw:g>
                  <svg:desc>Sheet1.C10:Sheet1.C10</svg:desc>
                </draw:g>
              </table:table-cell>
              <table:table-cell office:value-type="string">
                <text:p>sets</text:p>
                <draw:g>
                  <svg:desc>Sheet1.D10:Sheet1.D10</svg:desc>
                </draw:g>
              </table:table-cell>
              <table:table-cell office:value-type="string">
                <text:p>tsp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neS10</text:p>
                <draw:g>
                  <svg:desc>Sheet1.B11:Sheet1.B15</svg:desc>
                </draw:g>
              </table:table-cell>
              <table:table-cell office:value-type="float" office:value="1">
                <text:p>1</text:p>
                <draw:g>
                  <svg:desc>Sheet1.C11:Sheet1.C15</svg:desc>
                </draw:g>
              </table:table-cell>
              <table:table-cell office:value-type="float" office:value="0.653493685042557">
                <text:p>0.653493685042557</text:p>
                <draw:g>
                  <svg:desc>Sheet1.D11:Sheet1.D15</svg:desc>
                </draw:g>
              </table:table-cell>
              <table:table-cell office:value-type="float" office:value="0.471572973118446">
                <text:p>0.471572973118446</text:p>
                <draw:g>
                  <svg:desc>Sheet1.E11:Sheet1.E15</svg:desc>
                </draw:g>
              </table:table-cell>
            </table:table-row>
            <table:table-row>
              <table:table-cell office:value-type="string">
                <text:p>af_shell7</text:p>
              </table:table-cell>
              <table:table-cell office:value-type="float" office:value="1">
                <text:p>1</text:p>
              </table:table-cell>
              <table:table-cell office:value-type="float" office:value="0.730091567092004">
                <text:p>0.730091567092004</text:p>
              </table:table-cell>
              <table:table-cell office:value-type="float" office:value="0.613281128131532">
                <text:p>0.613281128131532</text:p>
              </table:table-cell>
            </table:table-row>
            <table:table-row>
              <table:table-cell office:value-type="string">
                <text:p>Audikw_1</text:p>
              </table:table-cell>
              <table:table-cell office:value-type="float" office:value="1">
                <text:p>1</text:p>
              </table:table-cell>
              <table:table-cell office:value-type="float" office:value="0.667149013200092">
                <text:p>0.667149013200092</text:p>
              </table:table-cell>
              <table:table-cell office:value-type="float" office:value="0.384511626685206">
                <text:p>0.384511626685206</text:p>
              </table:table-cell>
            </table:table-row>
            <table:table-row>
              <table:table-cell office:value-type="string">
                <text:p>Nasa_2146</text:p>
              </table:table-cell>
              <table:table-cell office:value-type="float" office:value="1">
                <text:p>1</text:p>
              </table:table-cell>
              <table:table-cell office:value-type="float" office:value="0.802681992337165">
                <text:p>0.802681992337165</text:p>
              </table:table-cell>
              <table:table-cell office:value-type="float" office:value="0.653735632183908">
                <text:p>0.653735632183908</text:p>
              </table:table-cell>
            </table:table-row>
            <table:table-row>
              <table:table-cell office:value-type="string">
                <text:p>msc23052</text:p>
              </table:table-cell>
              <table:table-cell office:value-type="float" office:value="1">
                <text:p>1</text:p>
              </table:table-cell>
              <table:table-cell office:value-type="float" office:value="0.776209279368213">
                <text:p>0.776209279368213</text:p>
              </table:table-cell>
              <table:table-cell office:value-type="float" office:value="0.683218163869694">
                <text:p>0.683218163869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04cm" svg:height="6.322cm" xlink:href=".." xlink:type="simple" chart:class="chart:bar" chart:style-name="ch1">
        <chart:legend chart:legend-position="end" svg:x="6.958cm" svg:y="2.386cm" style:legend-expansion="high" chart:style-name="ch2"/>
        <chart:plot-area chart:style-name="ch3" table:cell-range-address="Sheet1.B10:Sheet1.B15 Sheet1.F10:Sheet1.H15" chart:data-source-has-labels="both" svg:x="0.178cm" svg:y="0.126cm" svg:width="6.602cm" svg:height="6.07cm">
          <chartooo:coordinate-region svg:x="0.901cm" svg:y="0.318cm" svg:width="5.656cm" svg:height="4.863cm"/>
          <chart:axis chart:dimension="x" chart:name="primary-x" chart:style-name="ch4" chartooo:axis-type="auto">
            <chartooo:date-scale/>
            <chart:categories table:cell-range-address="Sheet1.B11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1:Sheet1.F15" chart:label-cell-address="Sheet1.F10:Sheet1.F10" chart:class="chart:bar">
            <chart:data-point chart:repeated="5"/>
          </chart:series>
          <chart:series chart:style-name="ch8" chart:values-cell-range-address="Sheet1.G11:Sheet1.G15" chart:label-cell-address="Sheet1.G10:Sheet1.G10" chart:class="chart:bar">
            <chart:data-point chart:repeated="5"/>
          </chart:series>
          <chart:series chart:style-name="ch9" chart:values-cell-range-address="Sheet1.H11:Sheet1.H15" chart:label-cell-address="Sheet1.H10:Sheet1.H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blocks</text:p>
                <draw:g>
                  <svg:desc>Sheet1.F10:Sheet1.F10</svg:desc>
                </draw:g>
              </table:table-cell>
              <table:table-cell office:value-type="string">
                <text:p>sets</text:p>
                <draw:g>
                  <svg:desc>Sheet1.G10:Sheet1.G10</svg:desc>
                </draw:g>
              </table:table-cell>
              <table:table-cell office:value-type="string">
                <text:p>tsp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neS10</text:p>
                <draw:g>
                  <svg:desc>Sheet1.B11:Sheet1.B15</svg:desc>
                </draw:g>
              </table:table-cell>
              <table:table-cell office:value-type="float" office:value="1">
                <text:p>1</text:p>
                <draw:g>
                  <svg:desc>Sheet1.F11:Sheet1.F15</svg:desc>
                </draw:g>
              </table:table-cell>
              <table:table-cell office:value-type="float" office:value="1.03852746388594">
                <text:p>1.03852746388594</text:p>
                <draw:g>
                  <svg:desc>Sheet1.G11:Sheet1.G15</svg:desc>
                </draw:g>
              </table:table-cell>
              <table:table-cell office:value-type="float" office:value="0.874625753101488">
                <text:p>0.874625753101488</text:p>
                <draw:g>
                  <svg:desc>Sheet1.H11:Sheet1.H15</svg:desc>
                </draw:g>
              </table:table-cell>
            </table:table-row>
            <table:table-row>
              <table:table-cell office:value-type="string">
                <text:p>af_shell7</text:p>
              </table:table-cell>
              <table:table-cell office:value-type="float" office:value="1">
                <text:p>1</text:p>
              </table:table-cell>
              <table:table-cell office:value-type="float" office:value="1.12322505018264">
                <text:p>1.12322505018264</text:p>
              </table:table-cell>
              <table:table-cell office:value-type="float" office:value="1.04317717177153">
                <text:p>1.04317717177153</text:p>
              </table:table-cell>
            </table:table-row>
            <table:table-row>
              <table:table-cell office:value-type="string">
                <text:p>Audikw_1</text:p>
              </table:table-cell>
              <table:table-cell office:value-type="float" office:value="1">
                <text:p>1</text:p>
              </table:table-cell>
              <table:table-cell office:value-type="float" office:value="0.998216534816407">
                <text:p>0.998216534816407</text:p>
              </table:table-cell>
              <table:table-cell office:value-type="float" office:value="0.663393690498413">
                <text:p>0.663393690498413</text:p>
              </table:table-cell>
            </table:table-row>
            <table:table-row>
              <table:table-cell office:value-type="string">
                <text:p>Nasa_2146</text:p>
              </table:table-cell>
              <table:table-cell office:value-type="float" office:value="1">
                <text:p>1</text:p>
              </table:table-cell>
              <table:table-cell office:value-type="float" office:value="1.15227272727273">
                <text:p>1.15227272727273</text:p>
              </table:table-cell>
              <table:table-cell office:value-type="float" office:value="1.09166666666667">
                <text:p>1.09166666666667</text:p>
              </table:table-cell>
            </table:table-row>
            <table:table-row>
              <table:table-cell office:value-type="string">
                <text:p>msc23052</text:p>
              </table:table-cell>
              <table:table-cell office:value-type="float" office:value="1">
                <text:p>1</text:p>
              </table:table-cell>
              <table:table-cell office:value-type="float" office:value="1.00996043116387">
                <text:p>1.00996043116387</text:p>
              </table:table-cell>
              <table:table-cell office:value-type="float" office:value="0.921680993314231">
                <text:p>0.921680993314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71cm" svg:height="6.156cm" xlink:href=".." xlink:type="simple" chart:class="chart:bar" chart:style-name="ch1">
        <chart:legend chart:legend-position="end" svg:x="6.925cm" svg:y="2.303cm" style:legend-expansion="high" chart:style-name="ch2"/>
        <chart:plot-area chart:style-name="ch3" table:cell-range-address="Sheet1.I10:Sheet1.K15" chart:data-source-has-labels="row" svg:x="0.177cm" svg:y="0.123cm" svg:width="6.571cm" svg:height="5.91cm">
          <chartooo:coordinate-region svg:x="0.9cm" svg:y="0.316cm" svg:width="5.848cm" svg:height="5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1:Sheet1.I15" chart:label-cell-address="Sheet1.I10:Sheet1.I10" chart:class="chart:bar">
            <chart:data-point chart:repeated="5"/>
          </chart:series>
          <chart:series chart:style-name="ch8" chart:values-cell-range-address="Sheet1.J11:Sheet1.J15" chart:label-cell-address="Sheet1.J10:Sheet1.J10" chart:class="chart:bar">
            <chart:data-point chart:repeated="5"/>
          </chart:series>
          <chart:series chart:style-name="ch9" chart:values-cell-range-address="Sheet1.K11:Sheet1.K15" chart:label-cell-address="Sheet1.K10:Sheet1.K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blocks</text:p>
                <draw:g>
                  <svg:desc>Sheet1.I10:Sheet1.I10</svg:desc>
                </draw:g>
              </table:table-cell>
              <table:table-cell office:value-type="string">
                <text:p>sets</text:p>
                <draw:g>
                  <svg:desc>Sheet1.J10:Sheet1.J10</svg:desc>
                </draw:g>
              </table:table-cell>
              <table:table-cell office:value-type="string">
                <text:p>tsp</text:p>
                <draw:g>
                  <svg:desc>Sheet1.K10:Sheet1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1:Sheet1.I15</svg:desc>
                </draw:g>
              </table:table-cell>
              <table:table-cell office:value-type="float" office:value="0.921575124383261">
                <text:p>0.921575124383261</text:p>
                <draw:g>
                  <svg:desc>Sheet1.J11:Sheet1.J15</svg:desc>
                </draw:g>
              </table:table-cell>
              <table:table-cell office:value-type="float" office:value="0.702807027145764">
                <text:p>0.702807027145764</text:p>
                <draw:g>
                  <svg:desc>Sheet1.K11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6164035813956">
                <text:p>0.86164035813956</text:p>
              </table:table-cell>
              <table:table-cell office:value-type="float" office:value="0.768662240181592">
                <text:p>0.768662240181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2827931857161">
                <text:p>0.82827931857161</text:p>
              </table:table-cell>
              <table:table-cell office:value-type="float" office:value="0.537626636553344">
                <text:p>0.537626636553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04076265614727">
                <text:p>1.04076265614727</text:p>
              </table:table-cell>
              <table:table-cell office:value-type="float" office:value="0.877054569362262">
                <text:p>0.877054569362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8099005424955">
                <text:p>0.838099005424955</text:p>
              </table:table-cell>
              <table:table-cell office:value-type="float" office:value="0.725700723327306">
                <text:p>0.725700723327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28cm" svg:height="6.013cm" xlink:href=".." xlink:type="simple" chart:class="chart:bar" chart:style-name="ch1">
        <chart:legend chart:legend-position="end" svg:x="5.982cm" svg:y="2.231cm" style:legend-expansion="high" chart:style-name="ch2"/>
        <chart:plot-area chart:style-name="ch3" table:cell-range-address="Sheet1.L10:Sheet1.N15" chart:data-source-has-labels="row" svg:x="0.158cm" svg:y="0.12cm" svg:width="5.666cm" svg:height="5.773cm">
          <chartooo:coordinate-region svg:x="0.881cm" svg:y="0.313cm" svg:width="4.943cm" svg:height="4.9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L15" chart:label-cell-address="Sheet1.L10:Sheet1.L10" chart:class="chart:bar">
            <chart:data-point chart:repeated="5"/>
          </chart:series>
          <chart:series chart:style-name="ch8" chart:values-cell-range-address="Sheet1.M11:Sheet1.M15" chart:label-cell-address="Sheet1.M10:Sheet1.M10" chart:class="chart:bar">
            <chart:data-point chart:repeated="5"/>
          </chart:series>
          <chart:series chart:style-name="ch9" chart:values-cell-range-address="Sheet1.N11:Sheet1.N15" chart:label-cell-address="Sheet1.N10:Sheet1.N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blocks</text:p>
                <draw:g>
                  <svg:desc>Sheet1.L10:Sheet1.L10</svg:desc>
                </draw:g>
              </table:table-cell>
              <table:table-cell office:value-type="string">
                <text:p>sets</text:p>
                <draw:g>
                  <svg:desc>Sheet1.M10:Sheet1.M10</svg:desc>
                </draw:g>
              </table:table-cell>
              <table:table-cell office:value-type="string">
                <text:p>tsp</text:p>
                <draw:g>
                  <svg:desc>Sheet1.N10:Sheet1.N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L11:Sheet1.L15</svg:desc>
                </draw:g>
              </table:table-cell>
              <table:table-cell office:value-type="float" office:value="0.782545649871224">
                <text:p>0.782545649871224</text:p>
                <draw:g>
                  <svg:desc>Sheet1.M11:Sheet1.M15</svg:desc>
                </draw:g>
              </table:table-cell>
              <table:table-cell office:value-type="float" office:value="0.570893318134273">
                <text:p>0.570893318134273</text:p>
                <draw:g>
                  <svg:desc>Sheet1.N11:Sheet1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05170430158049">
                <text:p>0.805170430158049</text:p>
              </table:table-cell>
              <table:table-cell office:value-type="float" office:value="0.680389801365879">
                <text:p>0.680389801365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81128511267274">
                <text:p>0.681128511267274</text:p>
              </table:table-cell>
              <table:table-cell office:value-type="float" office:value="0.430723947018011">
                <text:p>0.430723947018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00610128126907">
                <text:p>1.00610128126907</text:p>
              </table:table-cell>
              <table:table-cell office:value-type="float" office:value="0.827943868212325">
                <text:p>0.827943868212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97869535411064">
                <text:p>0.797869535411064</text:p>
              </table:table-cell>
              <table:table-cell office:value-type="float" office:value="0.655012392553921">
                <text:p>0.6550123925539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